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Helvetica Neue" svg:font-family="'Helvetica Neue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Georgia" fo:font-size="16pt" fo:language="zxx" fo:country="none" fo:font-weight="bold" style:font-name-asian="Arial1" style:font-size-asian="16pt" style:language-asian="zxx" style:country-asian="none" style:font-weight-asian="bold" style:font-name-complex="Arial1" style:font-size-complex="16pt" style:language-complex="zxx" style:country-complex="none" style:font-weight-complex="bold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 style:text-autospace="none">
        <style:tab-stops>
          <style:tab-stop style:position="1.002in"/>
        </style:tab-stops>
      </style:paragraph-properties>
      <style:text-properties style:font-name="Georgia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style:font-name="Arial1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 style:text-autospace="none">
        <style:tab-stops>
          <style:tab-stop style:position="1.002in"/>
        </style:tab-stops>
      </style:paragraph-properties>
      <style:text-properties style:font-name="Arial Narrow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 style:text-autospace="none">
        <style:tab-stops>
          <style:tab-stop style:position="1.002in"/>
        </style:tab-stops>
      </style:paragraph-properties>
      <style:text-properties fo:color="#b80047" style:font-name="Arial Narrow" fo:font-size="13pt" fo:language="zxx" fo:country="none" fo:font-weight="bold" style:font-name-asian="Arial1" style:font-size-asian="13pt" style:language-asian="zxx" style:country-asian="none" style:font-weight-asian="bold" style:font-name-complex="Arial1" style:font-size-complex="13pt" style:language-complex="zxx" style:country-complex="none" style:font-weight-complex="bold"/>
    </style:style>
    <style:style style:name="P8" style:family="paragraph" style:parent-style-name="Standard">
      <style:paragraph-properties fo:margin-left="0in" fo:margin-right="0in" fo:margin-top="0.0398in" fo:margin-bottom="0.0398in" style:contextual-spacing="false" fo:text-align="justify" style:justify-single-word="false" fo:text-indent="0.3154in" style:auto-text-indent="false" style:text-autospace="none">
        <style:tab-stops>
          <style:tab-stop style:position="1.002in"/>
        </style:tab-stops>
      </style:paragraph-properties>
      <style:text-properties style:font-name="Georgia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9" style:family="paragraph" style:parent-style-name="Standard">
      <style:paragraph-properties fo:margin-left="0in" fo:margin-right="0in" fo:margin-top="0in" fo:margin-bottom="0.0783in" style:contextual-spacing="false" fo:text-align="start" style:justify-single-word="false" fo:text-indent="0.1181in" style:auto-text-indent="false" style:text-autospace="none">
        <style:tab-stops>
          <style:tab-stop style:position="1.002in"/>
        </style:tab-stops>
      </style:paragraph-properties>
      <style:text-properties style:font-name="Georgia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Helvetica Neue" fo:font-size="12pt" fo:language="zxx" fo:country="none" fo:font-weight="normal" style:font-name-asian="Arial1" style:font-size-asian="12pt" style:language-asian="zxx" style:country-asian="none" style:font-weight-asian="normal" style:font-name-complex="Arial1" style:font-size-complex="12pt" style:language-complex="zxx" style:country-complex="none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Helvetica Neue" fo:font-size="12pt" fo:language="zxx" fo:country="none" fo:font-weight="normal" officeooo:paragraph-rsid="000a30ce" style:font-name-asian="Arial1" style:font-size-asian="12pt" style:language-asian="zxx" style:country-asian="none" style:font-weight-asian="normal" style:font-name-complex="Arial1" style:font-size-complex="12pt" style:language-complex="zxx" style:country-complex="none" style:font-weight-complex="normal"/>
    </style:style>
    <style:style style:name="T1" style:family="text">
      <style:text-properties officeooo:rsid="000a30c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TAG_01]</text:p>
      <text:p text:style-name="P10">[TAG_02]</text:p>
      <text:p text:style-name="P11"><text:span text:style-name="T1">[TAG_03]</text:span></text:p>
      <text:p text:style-name="P3"/>
      <text:p text:style-name="P8">[MAIN_TEXT]</text:p>
      <text:p text:style-name="P2"/>
      <text:section text:style-name="Sect1" text:name="SECTION_01">
        <text:p text:style-name="P7">[NAME]</text:p>
        <text:p text:style-name="P6"/>
        <text:p text:style-name="P9">[TEXT]</text:p>
        <text:p text:style-name="P2"/>
      </text:section>
      <text:p text:style-name="P4"/>
      <text:p text:style-name="P3"/>
      <text:p text:style-name="P5">END_OF_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Helvetica Neue" svg:font-family="'Helvetica Neue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e" style:family="paragraph" style:parent-style-name="Standard" style:master-page-name="">
      <style:paragraph-properties fo:margin-left="1.7717in" fo:margin-right="0in" fo:margin-top="0in" fo:margin-bottom="0.0783in" style:contextual-spacing="false" fo:text-align="justify" style:justify-single-word="false" fo:text-indent="0in" style:auto-text-indent="false" style:page-number="auto"/>
      <style:text-properties fo:font-size="9pt" fo:language="zxx" fo:country="none"/>
    </style:style>
    <style:style style:name="bold" style:family="text">
      <style:text-properties fo:font-weight="bold"/>
    </style:style>
    <style:style style:name="italic" style:family="text">
      <style:text-properties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3-04-15T10:14:00</dc:date>
    <meta:editing-duration>P1DT1H36M4S</meta:editing-duration>
    <meta:editing-cycles>39</meta:editing-cycles>
    <meta:generator>LibreOffice/4.0.0.3$Linux_X86_64 LibreOffice_project/7545bee9c2a0782548772a21bc84a9dcc583b89</meta:generator>
    <dc:creator>ekhatko </dc:creator>
    <meta:document-statistic meta:table-count="0" meta:image-count="0" meta:object-count="0" meta:page-count="1" meta:paragraph-count="7" meta:word-count="7" meta:character-count="62" meta:non-whitespace-character-count="62"/>
  </office:meta>
</office:document-meta>
</file>